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Signika Negative" svg:font-family="'Signika Neg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Preformatted_20_Text">
      <style:text-properties style:font-name="Signika Negative"/>
    </style:style>
    <style:style style:name="P4" style:family="paragraph" style:parent-style-name="Preformatted_20_Text">
      <style:text-properties style:font-name="Signika Negative" officeooo:rsid="001c16cc" officeooo:paragraph-rsid="001c16cc"/>
    </style:style>
    <style:style style:name="P5" style:family="paragraph" style:parent-style-name="Preformatted_20_Text">
      <style:text-properties style:font-name="Signika Negative" officeooo:rsid="001c16cc" officeooo:paragraph-rsid="00234d69"/>
    </style:style>
    <style:style style:name="P6" style:family="paragraph" style:parent-style-name="Preformatted_20_Text">
      <style:text-properties style:font-name="Signika Negative" officeooo:rsid="001c16cc" officeooo:paragraph-rsid="0029b4ea"/>
    </style:style>
    <style:style style:name="P7" style:family="paragraph" style:parent-style-name="Preformatted_20_Text">
      <style:text-properties style:font-name="Signika Negative" officeooo:rsid="001c16cc" officeooo:paragraph-rsid="002c1875"/>
    </style:style>
    <style:style style:name="P8" style:family="paragraph" style:parent-style-name="Preformatted_20_Text" style:list-style-name="L16">
      <style:text-properties style:font-name="Signika Negative" officeooo:rsid="001c16cc" officeooo:paragraph-rsid="002f1932"/>
    </style:style>
    <style:style style:name="P9" style:family="paragraph" style:parent-style-name="Preformatted_20_Text" style:list-style-name="L1">
      <style:text-properties style:font-name="Signika Negative" officeooo:rsid="001edf93" officeooo:paragraph-rsid="001edf93"/>
    </style:style>
    <style:style style:name="P10" style:family="paragraph" style:parent-style-name="Preformatted_20_Text">
      <style:text-properties style:font-name="Signika Negative" officeooo:rsid="001edf93" officeooo:paragraph-rsid="001edf93"/>
    </style:style>
    <style:style style:name="P11" style:family="paragraph" style:parent-style-name="Preformatted_20_Text" style:list-style-name="L1">
      <style:text-properties style:font-name="Signika Negative" officeooo:rsid="001fa2c0" officeooo:paragraph-rsid="001fa2c0"/>
    </style:style>
    <style:style style:name="P12" style:family="paragraph" style:parent-style-name="Preformatted_20_Text">
      <style:text-properties style:font-name="Signika Negative" officeooo:rsid="001fa2c0" officeooo:paragraph-rsid="001fa2c0"/>
    </style:style>
    <style:style style:name="P13" style:family="paragraph" style:parent-style-name="Preformatted_20_Text" style:list-style-name="L1">
      <style:text-properties style:font-name="Signika Negative" officeooo:paragraph-rsid="001edf93"/>
    </style:style>
    <style:style style:name="P14" style:family="paragraph" style:parent-style-name="Preformatted_20_Text">
      <style:text-properties style:font-name="Signika Negative" officeooo:rsid="00234d69" officeooo:paragraph-rsid="00234d69"/>
    </style:style>
    <style:style style:name="P15" style:family="paragraph" style:parent-style-name="Preformatted_20_Text">
      <style:text-properties style:font-name="Signika Negative" officeooo:paragraph-rsid="00234d69"/>
    </style:style>
    <style:style style:name="P16" style:family="paragraph" style:parent-style-name="Preformatted_20_Text" style:list-style-name="L10">
      <style:text-properties style:font-name="Signika Negative" officeooo:paragraph-rsid="00234d69"/>
    </style:style>
    <style:style style:name="P17" style:family="paragraph" style:parent-style-name="Preformatted_20_Text" style:list-style-name="L11">
      <style:text-properties style:font-name="Signika Negative" officeooo:paragraph-rsid="00234d69"/>
    </style:style>
    <style:style style:name="P18" style:family="paragraph" style:parent-style-name="Preformatted_20_Text">
      <style:text-properties style:font-name="Signika Negative" officeooo:rsid="00250dab" officeooo:paragraph-rsid="00250dab"/>
    </style:style>
    <style:style style:name="P19" style:family="paragraph" style:parent-style-name="Preformatted_20_Text" style:list-style-name="L12">
      <style:text-properties style:font-name="Signika Negative" officeooo:rsid="00250dab" officeooo:paragraph-rsid="00250dab"/>
    </style:style>
    <style:style style:name="P20" style:family="paragraph" style:parent-style-name="Preformatted_20_Text">
      <style:text-properties style:font-name="Signika Negative" officeooo:rsid="00250dab" officeooo:paragraph-rsid="00280938"/>
    </style:style>
    <style:style style:name="P21" style:family="paragraph" style:parent-style-name="Preformatted_20_Text" style:list-style-name="L14">
      <style:text-properties style:font-name="Signika Negative" officeooo:rsid="00280938" officeooo:paragraph-rsid="00280938"/>
    </style:style>
    <style:style style:name="P22" style:family="paragraph" style:parent-style-name="Preformatted_20_Text">
      <style:text-properties style:font-name="Signika Negative" officeooo:rsid="0029b4ea" officeooo:paragraph-rsid="0029b4ea"/>
    </style:style>
    <style:style style:name="P23" style:family="paragraph" style:parent-style-name="Preformatted_20_Text" style:list-style-name="L12">
      <style:text-properties style:font-name="Signika Negative" officeooo:paragraph-rsid="00250dab"/>
    </style:style>
    <style:style style:name="P24" style:family="paragraph" style:parent-style-name="Preformatted_20_Text">
      <style:text-properties style:font-name="Signika Negative" officeooo:paragraph-rsid="00250dab"/>
    </style:style>
    <style:style style:name="P25" style:family="paragraph" style:parent-style-name="Preformatted_20_Text" style:list-style-name="L13">
      <style:text-properties style:font-name="Signika Negative" officeooo:paragraph-rsid="00280938"/>
    </style:style>
    <style:style style:name="P26" style:family="paragraph" style:parent-style-name="Preformatted_20_Text">
      <style:text-properties style:font-name="Signika Negative" officeooo:paragraph-rsid="002c1875"/>
    </style:style>
    <style:style style:name="P27" style:family="paragraph" style:parent-style-name="Preformatted_20_Text">
      <style:text-properties style:font-name="Signika Negative" officeooo:rsid="002c1875" officeooo:paragraph-rsid="002c1875"/>
    </style:style>
    <style:style style:name="P28" style:family="paragraph" style:parent-style-name="Preformatted_20_Text" style:list-style-name="L17">
      <style:text-properties style:font-name="Signika Negative" officeooo:rsid="002c1875" officeooo:paragraph-rsid="002c1875"/>
    </style:style>
    <style:style style:name="P29" style:family="paragraph" style:parent-style-name="Preformatted_20_Text">
      <style:text-properties style:font-name="Signika Negative" fo:font-weight="bold" style:font-weight-asian="bold" style:font-weight-complex="bold"/>
    </style:style>
    <style:style style:name="P30" style:family="paragraph" style:parent-style-name="Preformatted_20_Text">
      <style:text-properties style:font-name="Signika Negative" fo:font-weight="bold" officeooo:rsid="001c16cc" officeooo:paragraph-rsid="001c16cc" style:font-weight-asian="bold" style:font-weight-complex="bold"/>
    </style:style>
    <style:style style:name="P31" style:family="paragraph" style:parent-style-name="Preformatted_20_Text">
      <style:text-properties style:font-name="Signika Negative" fo:font-weight="bold" officeooo:rsid="001fa2c0" officeooo:paragraph-rsid="001fa2c0" style:font-weight-asian="bold" style:font-weight-complex="bold"/>
    </style:style>
    <style:style style:name="P32" style:family="paragraph" style:parent-style-name="Preformatted_20_Text" style:list-style-name="L3">
      <style:text-properties style:font-name="Signika Negative" fo:font-weight="bold" officeooo:paragraph-rsid="001c16cc" style:font-weight-asian="bold" style:font-weight-complex="bold"/>
    </style:style>
    <style:style style:name="P33" style:family="paragraph" style:parent-style-name="Preformatted_20_Text" style:list-style-name="L6">
      <style:text-properties style:font-name="Signika Negative" fo:font-weight="bold" officeooo:paragraph-rsid="001c16cc" style:font-weight-asian="bold" style:font-weight-complex="bold"/>
    </style:style>
    <style:style style:name="P34" style:family="paragraph" style:parent-style-name="Preformatted_20_Text">
      <style:text-properties style:font-name="Signika Negative" fo:font-weight="bold" officeooo:rsid="002c1875" officeooo:paragraph-rsid="002c1875" style:font-weight-asian="bold" style:font-weight-complex="bold"/>
    </style:style>
    <style:style style:name="P35" style:family="paragraph" style:parent-style-name="Preformatted_20_Text">
      <style:text-properties style:font-name="Signika Negative" fo:font-weight="bold" officeooo:rsid="001edf93" officeooo:paragraph-rsid="001edf93" style:font-weight-asian="bold" style:font-weight-complex="bold"/>
    </style:style>
    <style:style style:name="P36" style:family="paragraph" style:parent-style-name="Preformatted_20_Text">
      <style:text-properties style:font-name="Signika Negative" fo:font-weight="normal" officeooo:rsid="002f2fa1" officeooo:paragraph-rsid="002f2fa1" style:font-weight-asian="normal" style:font-weight-complex="normal"/>
    </style:style>
    <style:style style:name="P37" style:family="paragraph" style:parent-style-name="Preformatted_20_Text" style:list-style-name="L16">
      <style:text-properties style:font-name="Signika Negative" officeooo:paragraph-rsid="002f1932"/>
    </style:style>
    <style:style style:name="P38" style:family="paragraph" style:parent-style-name="Preformatted_20_Text" style:list-style-name="L16">
      <style:text-properties officeooo:paragraph-rsid="002c1875"/>
    </style:style>
    <style:style style:name="P39" style:family="paragraph" style:parent-style-name="Title">
      <style:text-properties style:font-name="Signika Negative"/>
    </style:style>
    <style:style style:name="P40" style:family="paragraph" style:parent-style-name="Title">
      <style:paragraph-properties fo:text-align="center" style:justify-single-word="false"/>
      <style:text-properties style:font-name="Signika Negative" officeooo:paragraph-rsid="00280938"/>
    </style:style>
    <style:style style:name="P41" style:family="paragraph" style:parent-style-name="Subtitle">
      <style:text-properties style:font-name="Signika Negative" officeooo:rsid="0029b4ea" officeooo:paragraph-rsid="0029b4ea"/>
    </style:style>
    <style:style style:name="P42" style:family="paragraph" style:parent-style-name="Heading_20_1" style:list-style-name="">
      <style:text-properties style:font-name="Signika Negative"/>
    </style:style>
    <style:style style:name="P43" style:family="paragraph" style:parent-style-name="Heading_20_1" style:list-style-name="">
      <style:text-properties fo:color="#ff0066" style:font-name="Signika Negative" officeooo:paragraph-rsid="002d78ab"/>
    </style:style>
    <style:style style:name="P44" style:family="paragraph" style:parent-style-name="Heading_20_1">
      <style:paragraph-properties fo:break-before="page"/>
      <style:text-properties fo:color="#ff0066" style:font-name="Signika Negative" officeooo:paragraph-rsid="002d78ab"/>
    </style:style>
    <style:style style:name="P45" style:family="paragraph" style:parent-style-name="Heading_20_1">
      <style:paragraph-properties fo:break-before="page"/>
      <style:text-properties style:font-name="Signika Negative"/>
    </style:style>
    <style:style style:name="P46" style:family="paragraph" style:parent-style-name="Heading_20_2">
      <style:text-properties style:font-name="Signika Negative"/>
    </style:style>
    <style:style style:name="P47" style:family="paragraph" style:parent-style-name="Heading_20_2">
      <style:text-properties style:font-name="Signika Negative" officeooo:rsid="001edf93" officeooo:paragraph-rsid="001edf93"/>
    </style:style>
    <style:style style:name="P48" style:family="paragraph" style:parent-style-name="Heading_20_2">
      <style:text-properties style:font-name="Signika Negative" officeooo:paragraph-rsid="001edf93"/>
    </style:style>
    <style:style style:name="P49" style:family="paragraph" style:parent-style-name="Heading_20_2">
      <style:text-properties style:font-name="Signika Negative" officeooo:rsid="001fa2c0" officeooo:paragraph-rsid="002f1932"/>
    </style:style>
    <style:style style:name="P50" style:family="paragraph" style:parent-style-name="Text_20_body">
      <style:text-properties style:font-name="Signika Negative"/>
    </style:style>
    <style:style style:name="P51" style:family="paragraph" style:parent-style-name="Text_20_body">
      <style:text-properties style:font-name="Signika Negative" officeooo:paragraph-rsid="00280938"/>
    </style:style>
    <style:style style:name="P52" style:family="paragraph" style:parent-style-name="Text_20_body">
      <style:text-properties style:font-name="Signika Negative" fo:font-size="8pt" officeooo:rsid="00280938" style:font-size-asian="8pt" style:font-size-complex="8pt"/>
    </style:style>
    <style:style style:name="P53" style:family="paragraph" style:parent-style-name="Contents_20_Heading">
      <style:text-properties style:font-name="Signika Negative"/>
    </style:style>
    <style:style style:name="P54" style:family="paragraph" style:parent-style-name="Footer">
      <style:paragraph-properties fo:text-align="center" style:justify-single-word="false"/>
      <style:text-properties style:font-name="Signika Negative" fo:font-size="8pt" officeooo:rsid="00280938" officeooo:paragraph-rsid="0029b4ea" style:font-size-asian="8pt" style:font-size-complex="8pt"/>
    </style:style>
    <style:style style:name="P55" style:family="paragraph" style:parent-style-name="Footer">
      <style:paragraph-properties fo:text-align="center" style:justify-single-word="false"/>
      <style:text-properties style:font-name="Signika Negative" fo:font-size="8pt" officeooo:rsid="00280938" officeooo:paragraph-rsid="002c1875" style:font-size-asian="8pt" style:font-size-complex="8pt"/>
    </style:style>
    <style:style style:name="T1" style:family="text">
      <style:text-properties officeooo:rsid="001df610"/>
    </style:style>
    <style:style style:name="T2" style:family="text">
      <style:text-properties officeooo:rsid="001e12ae"/>
    </style:style>
    <style:style style:name="T3" style:family="text">
      <style:text-properties officeooo:rsid="001edf93"/>
    </style:style>
    <style:style style:name="T4" style:family="text">
      <style:text-properties officeooo:rsid="001fa2c0"/>
    </style:style>
    <style:style style:name="T5" style:family="text">
      <style:text-properties officeooo:rsid="00216bdf"/>
    </style:style>
    <style:style style:name="T6" style:family="text">
      <style:text-properties officeooo:rsid="00234d69"/>
    </style:style>
    <style:style style:name="T7" style:family="text">
      <style:text-properties officeooo:rsid="00250dab"/>
    </style:style>
    <style:style style:name="T8" style:family="text">
      <style:text-properties officeooo:rsid="001c16cc"/>
    </style:style>
    <style:style style:name="T9" style:family="text">
      <style:text-properties style:font-name="Signika Negative"/>
    </style:style>
    <style:style style:name="T10" style:family="text">
      <style:text-properties style:font-name="Signika Negative" officeooo:rsid="001c16cc"/>
    </style:style>
    <style:style style:name="T11" style:family="text">
      <style:text-properties style:font-name="Signika Negative" officeooo:rsid="001fa2c0"/>
    </style:style>
    <style:style style:name="T12" style:family="text">
      <style:text-properties style:font-name="Signika Negative" officeooo:rsid="002c1875"/>
    </style:style>
    <style:style style:name="T13" style:family="text">
      <style:text-properties style:font-name="Signika Negative" officeooo:rsid="00234d69"/>
    </style:style>
    <style:style style:name="T14" style:family="text">
      <style:text-properties officeooo:rsid="00266049"/>
    </style:style>
    <style:style style:name="T15" style:family="text">
      <style:text-properties officeooo:rsid="00280938"/>
    </style:style>
    <style:style style:name="T16" style:family="text">
      <style:text-properties officeooo:rsid="0029b4ea"/>
    </style:style>
    <style:style style:name="T17" style:family="text">
      <style:text-properties fo:font-size="12pt" officeooo:rsid="0029b4ea" style:font-size-asian="10.5pt" style:font-size-complex="12pt"/>
    </style:style>
    <style:style style:name="T18" style:family="text">
      <style:text-properties fo:font-size="12pt" officeooo:rsid="002f1932" style:font-size-asian="10.5pt" style:font-size-complex="12pt"/>
    </style:style>
    <style:style style:name="T19" style:family="text">
      <style:text-properties fo:font-size="16pt" style:font-size-asian="16pt" style:font-size-complex="16pt"/>
    </style:style>
    <style:style style:name="T20" style:family="text">
      <style:text-properties officeooo:rsid="002c1875"/>
    </style:style>
    <style:style style:name="T21" style:family="text">
      <style:text-properties fo:font-weight="bold" style:font-weight-asian="bold" style:font-weight-complex="bold"/>
    </style:style>
    <style:style style:name="T22" style:family="text">
      <style:text-properties fo:font-weight="bold" officeooo:rsid="001fa2c0" style:font-weight-asian="bold" style:font-weight-complex="bold"/>
    </style:style>
    <style:style style:name="T23" style:family="text">
      <style:text-properties fo:color="#ff0066"/>
    </style:style>
    <style:style style:name="T24" style:family="text">
      <style:text-properties officeooo:rsid="002f1932"/>
    </style:style>
    <style:style style:name="T25" style:family="text">
      <style:text-properties officeooo:rsid="002f2fa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51"/>
      <text:p text:style-name="P40"><text:span text:style-name="T18">Fast Paced Drinkin' Action</text:span><text:line-break/><text:span text:style-name="T23">SLAM DRUNK INN™</text:span></text:p>
      <text:p text:style-name="P41"><text:span text:style-name="T19">Cheers, Mate!</text:span></text:p>
      <text:p text:style-name="P52"/>
      <text:p text:style-name="P54">Game Design @ GPB Berlin, Zwischenprüfung Juni 2017 </text:p>
      <text:p text:style-name="P54"><text:span text:style-name="T16">Torben Bökemeyer</text:span></text:p>
      <text:p text:style-name="P3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53">Inhaltsverzeichnis</text:p>
          </text:index-title>
          <text:p text:style-name="P2"><text:a xlink:type="simple" xlink:href="#__RefHeading__105_1893299582" text:style-name="Index_20_Link" text:visited-style-name="Index_20_Link"><text:span text:style-name="T9">1. Executive Summary<text:tab/>1</text:span></text:a></text:p>
          <text:p text:style-name="P1"><text:a xlink:type="simple" xlink:href="#__RefHeading__107_1893299582" text:style-name="Index_20_Link" text:visited-style-name="Index_20_Link"><text:span text:style-name="T9">High Concept<text:tab/>1</text:span></text:a></text:p>
          <text:p text:style-name="P1"><text:a xlink:type="simple" xlink:href="#__RefHeading__109_1893299582" text:style-name="Index_20_Link" text:visited-style-name="Index_20_Link"><text:span text:style-name="T9">Story<text:tab/>1</text:span></text:a></text:p>
          <text:p text:style-name="P1"><text:a xlink:type="simple" xlink:href="#__RefHeading__111_1893299582" text:style-name="Index_20_Link" text:visited-style-name="Index_20_Link"><text:span text:style-name="T9">Specifications:<text:tab/>1</text:span></text:a></text:p>
          <text:p text:style-name="P1"><text:a xlink:type="simple" xlink:href="#__RefHeading__113_1893299582" text:style-name="Index_20_Link" text:visited-style-name="Index_20_Link"><text:span text:style-name="T9">Features<text:tab/>2</text:span></text:a></text:p>
          <text:p text:style-name="P1"><text:a xlink:type="simple" xlink:href="#__RefHeading__115_1893299582" text:style-name="Index_20_Link" text:visited-style-name="Index_20_Link"><text:span text:style-name="T9">USP<text:tab/>2</text:span></text:a></text:p>
          <text:p text:style-name="P1"><text:a xlink:type="simple" xlink:href="#__RefHeading__117_1893299582" text:style-name="Index_20_Link" text:visited-style-name="Index_20_Link"><text:span text:style-name="T9">Related Games<text:tab/>2</text:span></text:a></text:p>
          <text:p text:style-name="P1"><text:a xlink:type="simple" xlink:href="#__RefHeading__119_1893299582" text:style-name="Index_20_Link" text:visited-style-name="Index_20_Link"><text:span text:style-name="T9">Design Goals<text:tab/>2</text:span></text:a></text:p>
          <text:p text:style-name="P1"><text:a xlink:type="simple" xlink:href="#__RefHeading__121_1893299582" text:style-name="Index_20_Link" text:visited-style-name="Index_20_Link"><text:span text:style-name="T9">Learning Goals<text:tab/>2</text:span></text:a></text:p>
          <text:p text:style-name="P1"><text:a xlink:type="simple" xlink:href="#__RefHeading__123_1893299582" text:style-name="Index_20_Link" text:visited-style-name="Index_20_Link"><text:span text:style-name="T9">Spielziel<text:tab/>2</text:span></text:a></text:p>
          <text:p text:style-name="P2"><text:a xlink:type="simple" xlink:href="#__RefHeading__125_1893299582" text:style-name="Index_20_Link" text:visited-style-name="Index_20_Link"><text:span text:style-name="T9">2. User Interface<text:tab/>3</text:span></text:a></text:p>
          <text:p text:style-name="P1"><text:a xlink:type="simple" xlink:href="#__RefHeading__127_1893299582" text:style-name="Index_20_Link" text:visited-style-name="Index_20_Link"><text:span text:style-name="T9">UI Elements<text:tab/>3</text:span></text:a></text:p>
          <text:p text:style-name="P1"><text:a xlink:type="simple" xlink:href="#__RefHeading__129_1893299582" text:style-name="Index_20_Link" text:visited-style-name="Index_20_Link"><text:span text:style-name="T9">Key Map<text:tab/>3</text:span></text:a></text:p>
          <text:p text:style-name="P1"><text:a xlink:type="simple" xlink:href="#__RefHeading__131_1893299582" text:style-name="Index_20_Link" text:visited-style-name="Index_20_Link"><text:span text:style-name="T9">Screen Flow<text:tab/>3</text:span></text:a></text:p>
          <text:p text:style-name="P1"><text:a xlink:type="simple" xlink:href="#__RefHeading__133_1893299582" text:style-name="Index_20_Link" text:visited-style-name="Index_20_Link"><text:span text:style-name="T9">Save / Load<text:tab/>3</text:span></text:a></text:p>
          <text:p text:style-name="P2"><text:a xlink:type="simple" xlink:href="#__RefHeading__135_1893299582" text:style-name="Index_20_Link" text:visited-style-name="Index_20_Link"><text:span text:style-name="T9">3. Core Mechanics<text:tab/>3</text:span></text:a></text:p>
          <text:p text:style-name="P1"><text:a xlink:type="simple" xlink:href="#__RefHeading__137_1893299582" text:style-name="Index_20_Link" text:visited-style-name="Index_20_Link"><text:span text:style-name="T9">Core Loop<text:tab/>4</text:span></text:a></text:p>
          <text:p text:style-name="P1"><text:a xlink:type="simple" xlink:href="#__RefHeading__139_1893299582" text:style-name="Index_20_Link" text:visited-style-name="Index_20_Link"><text:span text:style-name="T9">Player Actions<text:tab/>4</text:span></text:a></text:p>
          <text:p text:style-name="P1"><text:a xlink:type="simple" xlink:href="#__RefHeading__141_1893299582" text:style-name="Index_20_Link" text:visited-style-name="Index_20_Link"><text:span text:style-name="T9">World Actions<text:tab/>4</text:span></text:a></text:p>
          <text:p text:style-name="P2"><text:a xlink:type="simple" xlink:href="#__RefHeading__143_1893299582" text:style-name="Index_20_Link" text:visited-style-name="Index_20_Link"><text:span text:style-name="T9">4. Economy &amp; Variables<text:tab/>5</text:span></text:a></text:p>
          <text:p text:style-name="P1"><text:a xlink:type="simple" xlink:href="#__RefHeading__465_1893299582" text:style-name="Index_20_Link" text:visited-style-name="Index_20_Link"><text:span text:style-name="T9">Level Progression<text:tab/>6</text:span></text:a></text:p>
          <text:p text:style-name="P1"><text:a xlink:type="simple" xlink:href="#__RefHeading__147_1893299582" text:style-name="Index_20_Link" text:visited-style-name="Index_20_Link"><text:span text:style-name="T9">Initial Setup<text:tab/>6</text:span></text:a></text:p>
        </text:index-body>
      </text:table-of-content>
      <text:h text:style-name="P42" text:outline-level="1"/>
      <text:h text:style-name="P45" text:outline-level="1"><text:bookmark-start text:name="__RefHeading__105_1893299582"/><text:span text:style-name="T23">1. Executive Summary</text:span><text:bookmark-end text:name="__RefHeading__105_1893299582"/></text:h>
      <text:p text:style-name="P4"/>
      <text:h text:style-name="P47" text:outline-level="2">High Concept</text:h>
      <text:p text:style-name="P26"><text:span text:style-name="T20">Slam Drunk Inn™ ist ein absurdes Geschicklichkeits-Microgame, in dem der Spieler in Form eines Flamingos in 60 Sekunden möglichst viele Shot-Gläser runterstürzen muss. Mit Timing &amp; Rhythmus arbeitet man gegen den größten Feind: Die eigene Trunkenheit. Denn einfach aufhören ist keine Option. Frei nach dem Motto: „Auf einem Bein kann man nicht stehen.“</text:span></text:p>
      <text:h text:style-name="P48" text:outline-level="2"><text:bookmark-start text:name="__RefHeading__107_1893299582"/><text:span text:style-name="T3">Story</text:span><text:bookmark-end text:name="__RefHeading__107_1893299582"/></text:h>
      <text:p text:style-name="P6"><text:span text:style-name="T16">Ein Leben in der Flamingo-Gesellschaft ist hart, der tägliche Kampf um das schönste Rosa ist ermüdend &amp; frustrierend. </text:span>Mr. F<text:span text:style-name="T16">ederico</text:span> La <text:span text:style-name="T1">M</text:span>ingo hatt<text:span text:style-name="T16">e</text:span> <text:span text:style-name="T3">den schlechtesten Tag seines Lebens - und zu allem Überfluss hat er jetzt noch eine weiße Feder entdeckt</text:span>. <text:span text:style-name="T16">Dabei ist er doch noch gar nicht so alt.</text:span></text:p>
      <text:p text:style-name="P6"/>
      <text:p text:style-name="P6">Eigentlich will er sich nur noch i<text:span text:style-name="T3">n seiner Stammkneipe, dem </text:span>Slam Drunk Inn™, gepflegt be<text:span text:style-name="T1">trinken.</text:span> Aber <text:span text:style-name="T16">auch hier hat er Pech: </text:span>In einer Minute ist Zapfenstreich. <text:span text:style-name="T3">Also hat er</text:span> nur eine Möglichkeit, um den Tag zu retten: <text:span text:style-name="T20">Sich</text:span> in 60 Sekunden so viele Drinks hinter die Binde zu schütten, <text:span text:style-name="T16">bis die Welt wieder Sinn macht</text:span>. <text:span text:style-name="T20">Cheers, Mate!</text:span></text:p>
      <text:p text:style-name="P4"/>
      <text:h text:style-name="P46" text:outline-level="2"><text:bookmark-start text:name="__RefHeading__111_1893299582"/>Specifications<text:bookmark-end text:name="__RefHeading__111_1893299582"/></text:h>
      <text:p text:style-name="P4">Genre: Geschicklichkeit</text:p>
      <text:p text:style-name="P4">Spiel<text:span text:style-name="T3">modus</text:span>: <text:span text:style-name="T3">Single-</text:span>Player</text:p>
      <text:p text:style-name="P4">Plattform: <text:span text:style-name="T2">Windows</text:span> / Android</text:p>
      <text:p text:style-name="P4"/>
      <text:h text:style-name="P46" text:outline-level="2"><text:bookmark-start text:name="__RefHeading__113_1893299582"/>Features<text:bookmark-end text:name="__RefHeading__113_1893299582"/></text:h>
      <text:list xml:id="list8805510042539721649" text:style-name="L1">
        <text:list-item>
          <text:p text:style-name="P9">Schnelles Gameplay</text:p>
        </text:list-item>
        <text:list-item>
          <text:p text:style-name="P11">One Button Control</text:p>
        </text:list-item>
        <text:list-item>
          <text:p text:style-name="P13"><text:span text:style-name="T3">Funny Physics</text:span></text:p>
          <text:p text:style-name="P13"/>
        </text:list-item>
      </text:list>
      <text:h text:style-name="P46" text:outline-level="2"><text:bookmark-start text:name="__RefHeading__119_1893299582"/>Design Goals<text:bookmark-end text:name="__RefHeading__119_1893299582"/></text:h>
      <text:list xml:id="list5509928485821665051" text:style-name="L17">
        <text:list-item>
          <text:p text:style-name="P28">Comic-Look</text:p>
        </text:list-item>
        <text:list-item>
          <text:p text:style-name="P28">kräftige Gestaltung mit absurdem Humor</text:p>
        </text:list-item>
        <text:list-item>
          <text:p text:style-name="P28">psychedelische Atmosphäre durch Effekte &amp; Sound</text:p>
        </text:list-item>
      </text:list>
      <text:p text:style-name="P7"/>
      <text:h text:style-name="P46" text:outline-level="2"><text:bookmark-start text:name="__RefHeading__121_1893299582"/>Learning Goals<text:bookmark-end text:name="__RefHeading__121_1893299582"/></text:h>
      <text:p text:style-name="P4"/>
      <text:p text:style-name="P4">- <text:span text:style-name="T4">Portierung für Android</text:span></text:p>
      <text:p text:style-name="P4">- <text:span text:style-name="T4">Filesize efficiency</text:span></text:p>
      <text:p text:style-name="P4">- Visual FX <text:span text:style-name="T4">(Post Processing Stack)</text:span></text:p>
      <text:p text:style-name="P4"/>
      <text:h text:style-name="P49" text:outline-level="2">Milestones</text:h>
      <text:list xml:id="list2181064981094205502" text:style-name="L16">
        <text:list-item>
          <text:p text:style-name="P37"><text:span text:style-name="T8">Core Mechanic funktioniert</text:span></text:p>
        </text:list-item>
        <text:list-item>
          <text:p text:style-name="P37"><text:soft-page-break/><text:span text:style-name="T4">Getting Drunk Mechanic funktioniert</text:span></text:p>
        </text:list-item>
        <text:list-item>
          <text:p text:style-name="P37"><text:span text:style-name="T8">Gameloop funktioniert</text:span></text:p>
        </text:list-item>
        <text:list-item>
          <text:p text:style-name="P37"><text:span text:style-name="T8">Gameart + SoundFX fertig</text:span></text:p>
        </text:list-item>
        <text:list-item>
          <text:p text:style-name="P37"><text:span text:style-name="T8">Game Prototype funktioniert<text:line-break/><text:line-break/>(optional)</text:span></text:p>
        </text:list-item>
        <text:list-item>
          <text:p text:style-name="P37"><text:span text:style-name="T8">Kombo Feature</text:span></text:p>
        </text:list-item>
        <text:list-item>
          <text:p text:style-name="P37"><text:span text:style-name="T6">Hit Rankings</text:span></text:p>
        </text:list-item>
        <text:list-item>
          <text:p text:style-name="P8">Upgrade Feature</text:p>
        </text:list-item>
      </text:list>
      <text:h text:style-name="P46" text:outline-level="2"><text:bookmark-start text:name="__RefHeading__123_1893299582"/>Spielziel<text:bookmark-end text:name="__RefHeading__123_1893299582"/></text:h>
      <text:p text:style-name="P12">Das Spielziel ist es, durch zielgenaues <text:span text:style-name="T24">T</text:span>rinken den Spieldurchlauf so lange wie möglich zu erhalten, um schließlich &gt;Drunkness Level 10 zu erreichen.</text:p>
      <text:h text:style-name="P46" text:outline-level="2">Sieg/Endbedingungen</text:h>
      <text:p text:style-name="P4"><text:span text:style-name="T21">Ende: </text:span><text:span text:style-name="T4">Die Zeit ist abgelaufen</text:span></text:p>
      <text:p text:style-name="P4"><text:span text:style-name="T22">Teilsieg</text:span><text:span text:style-name="T21">: </text:span>Habe einen neuen Highscore, wenn die Zeit abgelaufen ist.</text:p>
      <text:p text:style-name="P4"><text:span text:style-name="T21">Sieg:</text:span> Erreiche &gt;Nirvana, bevor die Zeit abgelaufen ist.</text:p>
      <text:h text:style-name="P42" text:outline-level="1"/>
      <text:h text:style-name="P45" text:outline-level="1"><text:bookmark-start text:name="__RefHeading__125_1893299582"/><text:span text:style-name="T23">2. User Interface</text:span><text:bookmark-end text:name="__RefHeading__125_1893299582"/></text:h>
      <text:p text:style-name="P4"/>
      <text:h text:style-name="P46" text:outline-level="2"><text:bookmark-start text:name="__RefHeading__127_1893299582"/>UI Elements<text:bookmark-end text:name="__RefHeading__127_1893299582"/></text:h>
      <text:p text:style-name="P4"/>
      <text:p text:style-name="P29">Drunk-o-Meter:</text:p>
      <text:p text:style-name="P4">Eine Skala, die den Drunk State anzeigt.</text:p>
      <text:p text:style-name="P4"/>
      <text:p text:style-name="P29"><text:span text:style-name="T25">Hit-Ranking</text:span>-Gauge:</text:p>
      <text:p text:style-name="P4">Eine Skala, die <text:span text:style-name="T25">das momentane Hit Rank Level anzeigt.</text:span></text:p>
      <text:p text:style-name="P4"/>
      <text:p text:style-name="P29">Combo Counter:</text:p>
      <text:p text:style-name="P4">Zeigt an, wie hoch deine Combo-Wert momentan ist.</text:p>
      <text:p text:style-name="P4"/>
      <text:p text:style-name="P29">Time Counter</text:p>
      <text:p text:style-name="P36">Zeigt die noch verbleibende Zeit in Sekunden an.</text:p>
      <text:p text:style-name="P4"/>
      <text:p text:style-name="P29">High Score</text:p>
      <text:p text:style-name="P4">Der höchste, jemals erreicht Punktestand.</text:p>
      <text:p text:style-name="P4"/>
      <text:p text:style-name="P29">Points Piler</text:p>
      <text:p text:style-name="P4">Der Punktezähler zeigt die bereits gesammelten</text:p>
      <text:p text:style-name="P4"/>
      <text:p text:style-name="P29">Hit Rankings</text:p>
      <text:p text:style-name="P22">Eine kurze Einblendung eines Texts zusammen mit einem akustischen Signal zeigt den jeweils erreichten Hit Rank an und faded wieder aus.</text:p>
      <text:p text:style-name="P4"/>
      <text:h text:style-name="P46" text:outline-level="2"><text:bookmark-start text:name="__RefHeading__129_1893299582"/>Key Map<text:bookmark-end text:name="__RefHeading__129_1893299582"/></text:h>
      <text:p text:style-name="P35">Game Screen</text:p>
      <text:p text:style-name="P10"/>
      <text:p text:style-name="P10">Button 1</text:p>
      <text:p text:style-name="P4">Hold: <text:span text:style-name="T2">Kopf zum Glas bewegen</text:span></text:p>
      <text:p text:style-name="P4">Release: <text:span text:style-name="T3">Kopf zurück zur Ausgangsposition bewegen / trinken</text:span></text:p>
      <text:p text:style-name="P4"/>
      <text:p text:style-name="P35">Menu Screen / Game Over Screen</text:p>
      <text:p text:style-name="P10"/>
      <text:p text:style-name="P10">Button 1</text:p>
      <text:p text:style-name="P14">1x drücken: Spiel neustarten</text:p>
      <text:p text:style-name="P14">Halten: Zurück zum Menu Screen</text:p>
      <text:p text:style-name="P4"/>
      <text:h text:style-name="P46" text:outline-level="2"><text:bookmark-start text:name="__RefHeading__131_1893299582"/>Screen Flow<text:bookmark-end text:name="__RefHeading__131_1893299582"/></text:h>
      <text:p text:style-name="P4"/>
      <text:p text:style-name="P7">Menu Screen <text:tab/><text:span text:style-name="T2">→ Intro Screen <text:tab/>→ Game Screen → Game Over Screen → Menu Screen</text:span></text:p>
      <text:p text:style-name="P10"><text:tab/><text:tab/><text:span text:style-name="T20">↔ </text:span>Credits Screen</text:p>
      <text:p text:style-name="P10"/>
      <text:p text:style-name="P4"/>
      <text:h text:style-name="P46" text:outline-level="2"><text:soft-page-break/>Screen Description</text:h>
      <text:p text:style-name="P27"><text:span text:style-name="T21">Menu Screen</text:span><text:line-break/>Das Start Menu des Spiels, sichtbar bei Start der Anwendung</text:p>
      <text:p text:style-name="P27">Unterprunkte „Credits“, „Start Game“.</text:p>
      <text:p text:style-name="P27"/>
      <text:p text:style-name="P34">Intro Screen</text:p>
      <text:p text:style-name="P27">Standbilder erzählen kurz Story &amp; Steuerung des Spiels.</text:p>
      <text:p text:style-name="P27"/>
      <text:p text:style-name="P34">Game Screen</text:p>
      <text:p text:style-name="P27">Der hauptsächliche Screen des Spiels.</text:p>
      <text:p text:style-name="P27"/>
      <text:p text:style-name="P34">Game Over Screen</text:p>
      <text:p text:style-name="P27">Ein schwarzes Overlay über dem Gamescreen mit dem Text „Game Over“ und einer Auswertung, sowie einem Button zum Neustart oder Rückkehr zum Menu Screen.</text:p>
      <text:p text:style-name="P27"/>
      <text:p text:style-name="P34">Credit Screen</text:p>
      <text:p text:style-name="P27">Texteinblendung auf schwarzem Grund, alle benutzten Assets werden aufgelistet.</text:p>
      <text:p text:style-name="P27"/>
      <text:h text:style-name="P46" text:outline-level="2"><text:bookmark-start text:name="__RefHeading__133_1893299582"/>Save / Load<text:bookmark-end text:name="__RefHeading__133_1893299582"/></text:h>
      <text:p text:style-name="P4">High Score Liste</text:p>
      <text:p text:style-name="P4"/>
      <text:h text:style-name="P43" text:outline-level="1"/>
      <text:h text:style-name="P44" text:outline-level="1"><text:bookmark-start text:name="__RefHeading__135_1893299582"/>3. Core Mechanics<text:bookmark-end text:name="__RefHeading__135_1893299582"/></text:h>
      <text:p text:style-name="P4"/>
      <text:h text:style-name="P46" text:outline-level="2"><text:bookmark-start text:name="__RefHeading__139_1893299582"/>Player Actions<text:bookmark-end text:name="__RefHeading__139_1893299582"/></text:h>
      <text:p text:style-name="P4"/>
      <text:p text:style-name="P29">Move Head Down</text:p>
      <text:p text:style-name="P4">Wenn Knopf 1 gehalten wird, <text:span text:style-name="T6">bewegt sich der Kopf nach unten.</text:span> </text:p>
      <text:p text:style-name="P4"/>
      <text:p text:style-name="P29">Move Head Up</text:p>
      <text:p text:style-name="P14">Wenn Knopf 1 losgelassen wird, bewegt sich der Kopf zurück in seine Ausgangsstellung</text:p>
      <text:p text:style-name="P4"/>
      <text:p text:style-name="P29">Hit <text:span text:style-name="T3">the Glas</text:span></text:p>
      <text:p text:style-name="P4">Wenn das Glas getroffen wird, wird das Glas im Maul festgehalten, der Kopf wieder nach oben bewegt. Der Drink wird getrunken und danach hinter sich weggeworfen.</text:p>
      <text:p text:style-name="P4"/>
      <text:p text:style-name="P29">Hit the Table</text:p>
      <text:p text:style-name="P4">Wird das Glas verfehlt, so schlägt der Kopf auf den Tisch und <text:span text:style-name="T7">ein audio-visuelles Feedback wird abgespielt.</text:span></text:p>
      <text:p text:style-name="P4"/>
      <text:p text:style-name="P29">Disoriented State</text:p>
      <text:p text:style-name="P18">Wird der Tisch x Male in kurzer Zeit getroffen, so ist der Spieler für x Sekunden handlungsunfähig und sein Combo-Level wird auf 0 gesetzt</text:p>
      <text:p text:style-name="P18"/>
      <text:p text:style-name="P29">Combos</text:p>
      <text:p text:style-name="P18">Werden min. 2 Gläser hintereinander getrunken, so beginnt der &gt;Combo Counter das &gt;Combo Level zu zählen. Für jedes hintereinander getrunkene Glas wird ein Punkt hinzu addiert. Trifft der Spieler den Tisch oder wird der Combo-Counter wieder auf 0 gesetzt.</text:p>
      <text:p text:style-name="P18"/>
      <text:p text:style-name="P4"/>
      <text:h text:style-name="P46" text:outline-level="2"><text:bookmark-start text:name="__RefHeading__141_1893299582"/>World Actions<text:bookmark-end text:name="__RefHeading__141_1893299582"/></text:h>
      <text:p text:style-name="P4"/>
      <text:p text:style-name="P29">Glas <text:span text:style-name="T7">Movement</text:span></text:p>
      <text:p text:style-name="P3">Ein Glas wird im Abstand von x Sekunden links außerhalb des Bildschirms erzeugt. Es bewegt sich automatisch nach rechts. Bewegt es sich über die Kante des Tisches hinaus, fällt es herunter. Ein Geräusch <text:span text:style-name="T7">zeigt</text:span> die Zerstörung des Glases an, das Glas wird zerstört.</text:p>
      <text:p text:style-name="P3"/>
      <text:p text:style-name="P29">Drink Glas</text:p>
      <text:p text:style-name="P18">Wird das Glas erfolgreich getrunken, so hört es auf sich zu bewegen, wird dem Kopf untergeordnet und aufgenommen. Ein audio-visuelles Feedback zeigt an, dass es getrunken wurde. Danach wird das Glas hinter den Spieler geworfen, sobald es den Boden berührt, zeigt ein Geräusch dessen <text:s/>Zerstörung an, das Glas wird zerstört.</text:p>
      <text:p text:style-name="P3"/>
      <text:p text:style-name="P29">Collect Points</text:p>
      <text:p text:style-name="P15"><text:span text:style-name="T8">Für verschiedene Dinge werden Punkte zum Score addiert:<text:line-break/></text:span></text:p>
      <text:list xml:id="list3471478696710525085" text:style-name="L10">
        <text:list-item>
          <text:p text:style-name="P16"><text:span text:style-name="T8">Glas trinken: <text:tab/><text:tab/><text:tab/><text:tab/>100pt * Combo Level</text:span></text:p>
        </text:list-item>
        <text:list-item>
          <text:p text:style-name="P16"><text:span text:style-name="T7">Pro Drunkness Level: <text:tab/><text:tab/><text:tab/>500pt * Combo Level</text:span></text:p>
        </text:list-item>
        <text:list-item>
          <text:p text:style-name="P16"><text:span text:style-name="T7">Pro Hitrank Level:<text:tab/><text:tab/><text:tab/>500pt * Combo Level</text:span></text:p>
        </text:list-item>
        <text:list-item>
          <text:p text:style-name="P16"><text:span text:style-name="T6">Hit Rankings:<text:tab/><text:tab/><text:tab/><text:tab/>Ok = 50pt</text:span></text:p>
        </text:list-item>
      </text:list>
      <text:p text:style-name="P4"><text:tab/><text:tab/><text:tab/><text:tab/><text:tab/><text:tab/><text:span text:style-name="T14">Super = 100pt</text:span></text:p>
      <text:p text:style-name="P5"><text:tab/><text:tab/><text:tab/><text:tab/><text:tab/><text:tab/><text:span text:style-name="T6">Perfect = 300pt</text:span></text:p>
      <text:list xml:id="list1163480504911300943" text:style-name="L11">
        <text:list-item>
          <text:p text:style-name="P17"><text:span text:style-name="T6">(optional) Upgrade aktivieren: <text:tab/><text:tab/>100pt * Combo Level</text:span></text:p>
        </text:list-item>
      </text:list>
      <text:p text:style-name="P4"><text:soft-page-break/></text:p>
      <text:p text:style-name="P29">Getting Drunk</text:p>
      <text:p text:style-name="P4">Addieren &amp; Subtrahieren von Werten zur Variable &gt;Drunkness. Sie startet bei 0. Für jedes getrunkene Glas wird ein Wert addiert. Bei 100% erreicht man &gt;Reaching Nirvana. <text:span text:style-name="T6">(optional) </text:span>Kann durch Upgrades verändert werden.</text:p>
      <text:p text:style-name="P4"/>
      <text:p text:style-name="P29">Drunkness FX</text:p>
      <text:p text:style-name="P4">Besteht aus einer Vielzahl verschiedener visuellen Effekten, die das Spiel behindern. Sie werden in Abhängigkeit von &gt;D<text:span text:style-name="T6">runkness Level </text:span>aktiviert, ihre Stärke errechnet sich aus &gt;Drunkness. </text:p>
      <text:p text:style-name="P4">Bspw: Blur, Noise, Rotation, Colour Shifting, Time Shift.</text:p>
      <text:p text:style-name="P4"/>
      <text:p text:style-name="P29">Gaining Time</text:p>
      <text:p text:style-name="P18">Für verschiedene Aktionen wird eine bestimmte Menge Zeit zur noch verbleibenden Zeit addiert. Zeit wird addiert für:</text:p>
      <text:p text:style-name="P18"/>
      <text:list xml:id="list7070867305074694360" text:style-name="L12">
        <text:list-item>
          <text:p text:style-name="P19">Drunkness Level</text:p>
        </text:list-item>
        <text:list-item>
          <text:p text:style-name="P19">10 Combo Level</text:p>
        </text:list-item>
        <text:list-item>
          <text:p text:style-name="P23"><text:span text:style-name="T7">Hit Rank Level</text:span></text:p>
        </text:list-item>
      </text:list>
      <text:p text:style-name="P24"/>
      <text:p text:style-name="P18">Der Ausgangswert liegt bei 60 Sekunden.</text:p>
      <text:p text:style-name="P4"/>
      <text:p text:style-name="P29">Reaching Nirvana</text:p>
      <text:p text:style-name="P4">Erreicht d<text:span text:style-name="T7">as &gt;Drunkness Level 10, ist das Spiel gewonnen. Ein audio-visuelles Feedback setzt ein.</text:span></text:p>
      <text:p text:style-name="P4"/>
      <text:p text:style-name="P29">Time Is Over</text:p>
      <text:p text:style-name="P4">Sinkt die Zeit auf 0 ist das Spiel verloren. <text:span text:style-name="T7">Es werden keine weiteren Gläser mehr erzeugt.</text:span></text:p>
      <text:p text:style-name="P4"/>
      <text:p text:style-name="P4"/>
      <text:p text:style-name="P4">(optional)</text:p>
      <text:p text:style-name="P4"/>
      <text:p text:style-name="P29">Hit Rankings</text:p>
      <text:p text:style-name="P20">In Abhängigkeit von der Treffergenauigkeit des Kopfes werden Rankings vergeben, die zu Punkten und Zeit addiert werden können. Die Höhe des Rankings berechnet sich aus der Position von Kopf und Glas zum Zeitpunkt von &gt;Hit the Glas. Die Rankings werden in 3 Stufen vergeben: </text:p>
      <text:list xml:id="list737518307480650860" text:style-name="L13">
        <text:list-item>
          <text:p text:style-name="P25"><text:span text:style-name="T15">Ok</text:span></text:p>
        </text:list-item>
        <text:list-item>
          <text:p text:style-name="P25"><text:span text:style-name="T15">Super</text:span></text:p>
        </text:list-item>
        <text:list-item>
          <text:p text:style-name="P25"><text:span text:style-name="T15">Perfect.</text:span></text:p>
        </text:list-item>
      </text:list>
      <text:p text:style-name="P4"/>
      <text:p text:style-name="P29">Upgrades</text:p>
      <text:p text:style-name="P4">Für jedes Gorge Level kann ein Upgrade freigeschaltet werden. Upgrades können mehrfach verstärkt werden.</text:p>
      <text:p text:style-name="P4"/>
      <text:list xml:id="list6763763101302079097" text:style-name="L3">
        <text:list-item>
          <text:p text:style-name="P32"><text:span text:style-name="T8">Harder Drinks</text:span></text:p>
        </text:list-item>
      </text:list>
      <text:p text:style-name="P4"><text:tab/><text:span text:style-name="T15">&gt;Drunkness steigt schneller, &gt;Drunkness FX steigt stärker</text:span></text:p>
      <text:p text:style-name="P4"/>
      <text:list xml:id="list2985989147123492741" text:style-name="L6">
        <text:list-item>
          <text:p text:style-name="P33"><text:span text:style-name="T8">Drink Espresso</text:span></text:p>
        </text:list-item>
      </text:list>
      <text:p text:style-name="P4"><text:tab/><text:span text:style-name="T15">&gt; senkt &gt;Drunkness FX stark, senkt &gt;Drunkness leicht</text:span></text:p>
      <text:p text:style-name="P4"/>
      <text:list xml:id="list2856204573841539553" text:style-name="L14">
        <text:list-item>
          <text:p text:style-name="P21"><text:span text:style-name="T21">Slap in the face</text:span><text:line-break/>&gt; senkt Drunkness FX sehr stark, &gt; Drunkness steigt langsamer</text:p>
        </text:list-item>
      </text:list>
      <text:h text:style-name="P42" text:outline-level="1"/>
      <text:h text:style-name="P45" text:outline-level="1"><text:bookmark-start text:name="__RefHeading__143_1893299582"/><text:span text:style-name="T23">4. Economy &amp; Variables</text:span><text:bookmark-end text:name="__RefHeading__143_1893299582"/></text:h>
      <text:p text:style-name="P4"/>
      <text:p text:style-name="P30">Time</text:p>
      <text:p text:style-name="P4">Definiert die noch verbleibende Zeit. <text:span text:style-name="T15">Kann durch Spielaktionen beeinflusst werden. </text:span>Startet bei 60 Sekunden. </text:p>
      <text:p text:style-name="P4"/>
      <text:p text:style-name="P30">Combo <text:span text:style-name="T4">Level</text:span></text:p>
      <text:p text:style-name="P4">Für jedes erfolgreich nacheinander getrunkene Glas wird ein Wert x zum Combo Counter addiert.</text:p>
      <text:p text:style-name="P4"/>
      <text:p text:style-name="P31">Hit Rank</text:p>
      <text:p text:style-name="P4"/>
      <text:p text:style-name="P31">Hit Rank Level</text:p>
      <text:p text:style-name="P4">Erreicht der Gorge Gauge 100%, steigt das Level um 1 und ein Upgrade kann freigeschaltet werden.</text:p>
      <text:p text:style-name="P4"/>
      <text:p text:style-name="P30">Score</text:p>
      <text:p text:style-name="P4">Der insgesamt bisher erreichte Punktestand.</text:p>
      <text:p text:style-name="P4"/>
      <text:p text:style-name="P30">High Score</text:p>
      <text:p text:style-name="P4">Der höchste jemals erreicht<text:span text:style-name="T25">e</text:span> Punktestand.</text:p>
      <text:p text:style-name="P4"/>
      <text:p text:style-name="P30">Drunkness</text:p>
      <text:p text:style-name="P4">Der aus &gt;Getting Drunk errechnete Wert</text:p>
      <text:p text:style-name="P4"/>
      <text:h text:style-name="P46" text:outline-level="2"><text:bookmark-start text:name="__RefHeading__147_1893299582"/>Initial Setup<text:bookmark-end text:name="__RefHeading__147_1893299582"/></text:h>
      <text:p text:style-name="P4"/>
      <text:p text:style-name="P4">Der Flamingo befindet sich <text:span text:style-name="T4">rechts, sein Kopf ist in Ausgangsposition. Links neben ihm ist der Bartresen. Ein Countdown zählt abwärts: 3,2,1, „GET HAMMERED“. Die Musik setzt ein, Shotgläser werden von links ins Bild geschoben.</text:span> &gt;Drunkness, <text:span text:style-name="T4">&gt;</text:span>Combo Score, <text:span text:style-name="T4">&gt;Combo Level</text:span> <text:span text:style-name="T5">&amp; </text:span>&gt;Score befinden sich bei 0. Die <text:span text:style-name="T5">&gt;Time</text:span> steht bei 60 Sekun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Signika Negative" svg:font-family="'Signika Neg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Signika Negative" fo:font-size="8pt" officeooo:rsid="00280938" officeooo:paragraph-rsid="002c1875" style:font-size-asian="8pt" style:font-size-complex="8pt"/>
    </style:style>
    <style:style style:name="MT1" style:family="text">
      <style:text-properties officeooo:rsid="0029b4ea"/>
    </style:style>
    <style:style style:name="MT2" style:family="text">
      <style:text-properties officeooo:rsid="001c16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Game Design Document <text:s/><text:span text:style-name="MT1">zu „</text:span>Slam Drunk Inn<text:span text:style-name="MT2">™</text:span>“ | Game Design @ GPB Berlin, Zwischenprüfung Juni 2017 <text:span text:style-name="MT1">| Torben Bökemeyer</text:span></text:p>
        <text:p text:style-name="MP1"/>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9T18:04:39.859000000</dc:date>
    <meta:editing-duration>PT59M5S</meta:editing-duration>
    <meta:editing-cycles>12</meta:editing-cycles>
    <meta:generator>LibreOffice/4.3.0.4$Windows_x86 LibreOffice_project/62ad5818884a2fc2e5780dd45466868d41009ec0</meta:generator>
    <meta:document-statistic meta:table-count="0" meta:image-count="0" meta:object-count="0" meta:page-count="9" meta:paragraph-count="180" meta:word-count="1298" meta:character-count="8095" meta:non-whitespace-character-count="6963"/>
  </office:meta>
</office:document-meta>
</file>